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4346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7409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font-size="9pt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vertical-align="top"/>
      <style:text-properties style:font-name="Arial" fo:font-size="10pt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font-name="Arial" fo:font-size="9pt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2" style:family="table-cell" style:parent-style-name="Default">
      <style:text-properties fo:color="#ff0000" fo:font-size="9pt"/>
    </style:style>
    <style:style style:name="ce153" style:family="table-cell" style:parent-style-name="Default"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style:use-window-font-color="true" fo:font-size="9pt"/>
    </style:style>
    <style:style style:name="ce155" style:family="table-cell" style:parent-style-name="Default">
      <style:table-cell-properties fo:border="0.0008in solid #000000"/>
      <style:text-properties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/>
      <style:text-properties fo:color="#ff0000" fo:font-size="9pt"/>
    </style:style>
    <style:style style:name="ce168" style:family="table-cell" style:parent-style-name="Default">
      <style:text-properties style:font-name="Arial" fo:font-size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fo:background-color="#000080"/>
      <style:text-properties fo:color="#ffffff" fo:font-size="12pt" fo:font-weight="bold"/>
    </style:style>
    <style:style style:name="ce18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3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4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27/12/1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6]" office:value-type="float" office:value="22">
            <text:p>22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 office:value-type="string">
            <text:p>1.1</text:p>
          </table:table-cell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</text:span><text:span text:style-name="T2">3780</text:span></text:p>
            <text:p><text:span text:style-name="T3">PORTAL-</text:span><text:span text:style-name="T3">3772</text:span></text:p>
            <text:p><text:span text:style-name="T4">PORTAL-</text:span><text:span text:style-name="T4">3444 </text:span></text:p>
            <text:p><text:span text:style-name="T4">PORTAL-</text:span><text:span text:style-name="T4">3743 </text:span></text:p>
            <text:p><text:span text:style-name="T4"><text:a xlink:href="https://jira.exoplatform.org/browse/PORTAL-3828">PORTAL-3828</text:a></text:span><text:span text:style-name="T4"> (1.6.8)</text:span></text:p>
            <text:p><text:span text:style-name="T4"><text:a xlink:href="https://jira.exoplatform.org/browse/PORTAL-3815">PORTAL-3815</text:a></text:span><text:span text:style-name="T4"> (1.6.8)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1" office:value-type="string">
            <text:p>1.2</text:p>
          </table:table-cell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7/12/10</text:p>
          </table:table-cell>
          <table:table-cell table:style-name="ce21" office:value-type="string">
            <text:p>1.3</text:p>
          </table:table-cell>
          <table:table-cell table:style-name="ce28" office:value-type="string">
            <text:p>Update with new format</text:p>
          </table:table-cell>
          <table:table-cell table:style-name="ce36" office:value-type="string">
            <text:p>hang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style-name="ce85"/>
          <table:table-cell/>
          <table:table-cell table:style-name="ce87" office:value-type="string">
            <text:p>Passed</text:p>
          </table:table-cell>
          <table:table-cell table:style-name="ce87" table:formula="of:=COUNTIF([.L$7:.L$988];[.$L1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88];[.$L2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88];[.$L3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2" table:formula="of:=MAX([.A7:.A971])" office:value-type="float" office:value="2" table:number-columns-spanned="3" table:number-rows-spanned="1">
            <text:p>2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88];[.$L4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3"/>
          <table:table-cell table:style-name="ce77" table:number-columns-repeated="5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7" table:formula="of:=COUNTIF([.L$7:.L$988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67" office:value-type="string">
            <text:p>REG_AIO161_GTN_001</text:p>
          </table:table-cell>
          <table:table-cell table:style-name="ce74" office:value-type="float" office:value="1">
            <text:p>001</text:p>
          </table:table-cell>
          <table:table-cell table:style-name="ce78" table:formula="of:=[.B7]" office:value-type="string" office:string-value="REG_AIO161_GTN_001">
            <text:p>REG_AIO161_GTN_001</text:p>
          </table:table-cell>
          <table:table-cell table:style-name="ce79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9"/>
          <table:table-cell table:number-columns-repeated="243"/>
        </table:table-row>
        <table:table-row table:style-name="ro16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1_GTN_0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/>
          <table:table-cell table:style-name="ce89"/>
          <table:table-cell table:number-columns-repeated="243"/>
        </table:table-row>
        <table:table-row table:style-name="ro1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1_GTN_0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/>
          <table:table-cell table:style-name="ce89"/>
          <table:table-cell table:number-columns-repeated="243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1_GTN_0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6" office:value-type="string">
            <text:p>Portal-3435</text:p>
            <text:p>CCP-120</text:p>
          </table:table-cell>
          <table:table-cell table:style-name="ce62"/>
          <table:table-cell table:style-name="ce89"/>
          <table:table-cell table:number-columns-repeated="243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REG_AIO161_GTN_002</text:p>
          </table:table-cell>
          <table:table-cell table:style-name="ce74" office:value-type="float" office:value="1">
            <text:p>001</text:p>
          </table:table-cell>
          <table:table-cell table:style-name="ce78" table:formula="of:=[.B11]" office:value-type="string" office:string-value="REG_AIO161_GTN_002">
            <text:p>REG_AIO161_GTN_002</text:p>
          </table:table-cell>
          <table:table-cell table:style-name="ce79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6" office:value-type="string">
            <text:p>Portal-3689</text:p>
            <text:p>CCP-122</text:p>
          </table:table-cell>
          <table:table-cell table:style-name="ce62"/>
          <table:table-cell table:style-name="ce89"/>
          <table:table-cell table:number-columns-repeated="243"/>
        </table:table-row>
        <table:table-row table:style-name="ro17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1_GTN_002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6" office:value-type="string">
            <text:p>Portal-3689</text:p>
            <text:p>CCP-122</text:p>
          </table:table-cell>
          <table:table-cell/>
          <table:table-cell table:style-name="ce89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6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6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104849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8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style-name="ce85"/>
          <table:table-cell/>
          <table:table-cell table:style-name="ce87" office:value-type="string">
            <text:p>Passed</text:p>
          </table:table-cell>
          <table:table-cell table:style-name="ce87" table:formula="of:=COUNTIF([.L$7:.L$876];[.$L1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2"/>
        </table:table-row>
        <table:table-row table:style-name="ro12">
          <table:table-cell/>
          <table:table-cell table:style-name="ce64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876];[.$L2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876];[.$L3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2"/>
        </table:table-row>
        <table:table-row table:style-name="ro12">
          <table:table-cell/>
          <table:table-cell table:style-name="ce65" office:value-type="string">
            <text:p>Total Main Cases:</text:p>
          </table:table-cell>
          <table:table-cell table:style-name="ce72" table:formula="of:=MAX([.A7:.A859])" office:value-type="float" office:value="6" table:number-columns-spanned="3" table:number-rows-spanned="1">
            <text:p>6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876];[.$L4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2"/>
        </table:table-row>
        <table:table-row table:style-name="ro12">
          <table:table-cell/>
          <table:table-cell table:style-name="ce66"/>
          <table:table-cell table:style-name="ce73"/>
          <table:table-cell table:style-name="ce77" table:number-columns-repeated="5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7" table:formula="of:=COUNTIF([.L$7:.L$876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67" office:value-type="string">
            <text:p>REG_AIO165_GTN_001</text:p>
          </table:table-cell>
          <table:table-cell table:style-name="ce74" office:value-type="float" office:value="1">
            <text:p>001</text:p>
          </table:table-cell>
          <table:table-cell table:style-name="ce67" table:formula="of:=[.B7]" office:value-type="string" office:string-value="REG_AIO165_GTN_001">
            <text:p>REG_AIO165_GTN_001</text:p>
          </table:table-cell>
          <table:table-cell table:style-name="ce79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6" office:value-type="string">
            <text:p>- Login with root</text:p>
            <text:p>- Open the edit portal layout page</text:p>
          </table:table-cell>
          <table:table-cell table:style-name="ce86" office:value-type="string">
            <text:p>Edit portal layout form is shown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59" office:value-type="string">
            <text:p>the drag and drop is not accurate, we have to drag the portlet far from where it will actually be dropped</text:p>
          </table:table-cell>
          <table:table-cell table:style-name="ce89"/>
          <table:table-cell table:style-name="ce164" table:number-columns-repeated="235"/>
          <table:table-cell table:style-name="ce93" table:number-columns-repeated="9"/>
        </table:table-row>
        <table:table-row table:style-name="ro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5_GTN_0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8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6" office:value-type="string">
            <text:p>- Drag &amp; drop a column container into page</text:p>
          </table:table-cell>
          <table:table-cell table:style-name="ce86" office:value-type="string">
            <text:p>Drag &amp; drop successfully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59"/>
          <table:table-cell table:style-name="ce89"/>
          <table:table-cell table:style-name="ce164" table:number-columns-repeated="235"/>
          <table:table-cell table:style-name="ce93" table:number-columns-repeated="9"/>
        </table:table-row>
        <table:table-row table:style-name="ro8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5_GTN_0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8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6" office:value-type="string">
            <text:p>Add many portlets in the columns, next to each other</text:p>
          </table:table-cell>
          <table:table-cell table:style-name="ce86" office:value-type="string">
            <text:p>The drag and drop is well done</text:p>
          </table:table-cell>
          <table:table-cell table:style-name="ce86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59"/>
          <table:table-cell table:style-name="ce89"/>
          <table:table-cell table:style-name="ce164" table:number-columns-repeated="235"/>
          <table:table-cell table:style-name="ce93" table:number-columns-repeated="9"/>
        </table:table-row>
        <table:table-row table:style-name="ro8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7" office:value-type="string">
            <text:p>REG_AIO165_GTN_002</text:p>
          </table:table-cell>
          <table:table-cell table:style-name="ce74" office:value-type="float" office:value="1">
            <text:p>001</text:p>
          </table:table-cell>
          <table:table-cell table:style-name="ce67" table:formula="of:=[.B10]" office:value-type="string" office:string-value="REG_AIO165_GTN_002">
            <text:p>REG_AIO165_GTN_002</text:p>
          </table:table-cell>
          <table:table-cell table:style-name="ce79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6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60" office:value-type="string">
            <text:p>Login Page: HTTP 404, when clickin twice on "Connection Button" </text:p>
          </table:table-cell>
          <table:table-cell table:style-name="ce89"/>
          <table:table-cell table:style-name="ce165" table:number-columns-repeated="235"/>
          <table:table-cell table:style-name="ce168" table:number-columns-repeated="9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67" office:value-type="string">
            <text:p>REG_AIO165_GTN_003</text:p>
          </table:table-cell>
          <table:table-cell table:style-name="ce74" office:value-type="float" office:value="1">
            <text:p>001</text:p>
          </table:table-cell>
          <table:table-cell table:style-name="ce67" table:formula="of:=[.B11]" office:value-type="string" office:string-value="REG_AIO165_GTN_003">
            <text:p>REG_AIO165_GTN_003</text:p>
          </table:table-cell>
          <table:table-cell table:style-name="ce79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6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6" office:value-type="string">
            <text:p>The tool tip (title) is well displayed in French</text:p>
          </table:table-cell>
          <table:table-cell table:style-name="ce86" office:value-type="string">
            <text:p>Low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161"/>
          <table:table-cell table:style-name="ce89"/>
          <table:table-cell table:style-name="ce165" table:number-columns-repeated="235"/>
          <table:table-cell table:style-name="ce168" table:number-columns-repeated="9"/>
        </table:table-row>
        <table:table-row table:style-name="ro8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67" office:value-type="string">
            <text:p>REG_AIO165_GTN_004</text:p>
          </table:table-cell>
          <table:table-cell table:style-name="ce74" office:value-type="float" office:value="1">
            <text:p>001</text:p>
          </table:table-cell>
          <table:table-cell table:style-name="ce67" table:formula="of:=[.B12]" office:value-type="string" office:string-value="REG_AIO165_GTN_004">
            <text:p>REG_AIO165_GTN_004</text:p>
          </table:table-cell>
          <table:table-cell table:style-name="ce79" office:value-type="string">
            <text:p>Check if mandatory textarea (*) on the right , not in the bottom</text:p>
          </table:table-cell>
          <table:table-cell table:style-name="ce125" office:value-type="string">
            <text:p>Step 1: Show form to check madatory field</text:p>
          </table:table-cell>
          <table:table-cell table:style-name="ce125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8" office:value-type="string">
            <text:p>The mandatory icon must be on the right</text:p>
          </table:table-cell>
          <table:table-cell table:style-name="ce86" office:value-type="string">
            <text:p>High</text:p>
          </table:table-cell>
          <table:table-cell table:style-name="ce58" office:value-type="string">
            <text:p>Portal-3739</text:p>
            <text:p><text:span text:style-name="T7">CCP-394</text:span></text:p>
          </table:table-cell>
          <table:table-cell table:style-name="ce162" office:value-type="string">
            <text:p>The mandatory icon sometimes at the bottom</text:p>
          </table:table-cell>
          <table:table-cell table:style-name="ce89"/>
          <table:table-cell table:style-name="ce166" table:number-columns-repeated="235"/>
          <table:table-cell table:style-name="ce93" table:number-columns-repeated="9"/>
        </table:table-row>
        <table:table-row table:style-name="ro1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68" office:value-type="string">
            <text:p>REG_AIO165_GTN_004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68" table:formula="of:=[.B13]" office:value-type="string" office:string-value="REG_AIO165_GTN_004">
            <text:p>REG_AIO165_GTN_004</text:p>
          </table:table-cell>
          <table:table-cell table:style-name="ce79" office:value-type="string">
            <text:p>Check if the max length of Group label is up to 50 characters</text:p>
          </table:table-cell>
          <table:table-cell table:style-name="ce125" office:value-type="string">
            <text:p>Step 1: Show add new group form</text:p>
          </table:table-cell>
          <table:table-cell table:style-name="ce125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5" office:value-type="string">
            <text:p>Add new group icon is shown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62" office:value-type="string">
            <text:p>Max length of Group label is limited to 30 characters</text:p>
          </table:table-cell>
          <table:table-cell table:style-name="ce89"/>
          <table:table-cell table:style-name="ce166" table:number-columns-repeated="235"/>
          <table:table-cell table:style-name="ce93" table:number-columns-repeated="9"/>
        </table:table-row>
        <table:table-row table:style-name="ro18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8" office:value-type="string">
            <text:p>REG_AIO165_GTN_004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8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5" office:value-type="string">
            <text:p>Step 2: Check max length of Group label field</text:p>
          </table:table-cell>
          <table:table-cell table:style-name="ce125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8" office:value-type="string">
            <text:p>Show message alerts the group label must have from 3 to 50 characters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62"/>
          <table:table-cell table:style-name="ce89"/>
          <table:table-cell table:style-name="ce166" table:number-columns-repeated="235"/>
          <table:table-cell table:style-name="ce93" table:number-columns-repeated="9"/>
        </table:table-row>
        <table:table-row table:style-name="ro18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68" office:value-type="string">
            <text:p>REG_AIO165_GTN_004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68" table:formula="of:=[.B15]" office:value-type="string" office:string-value="REG_AIO165_GTN_004">
            <text:p>REG_AIO165_GTN_004</text:p>
          </table:table-cell>
          <table:table-cell table:style-name="ce79" office:value-type="string">
            <text:p>Check the translation of label in message popup</text:p>
          </table:table-cell>
          <table:table-cell table:style-name="ce125" office:value-type="string">
            <text:p>Step 1: Change language</text:p>
          </table:table-cell>
          <table:table-cell table:style-name="ce125" office:value-type="string">
            <text:p>Go to Language Setting &amp; select 1 language to display</text:p>
          </table:table-cell>
          <table:table-cell table:style-name="ce125" office:value-type="string">
            <text:p>The site is displayed in selected language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62" office:value-type="string">
            <text:p>The message labels ("Error", "Warning" and "Info") cannot be localized</text:p>
          </table:table-cell>
          <table:table-cell table:style-name="ce89"/>
          <table:table-cell table:style-name="ce166" table:number-columns-repeated="235"/>
          <table:table-cell table:style-name="ce93" table:number-columns-repeated="9"/>
        </table:table-row>
        <table:table-row table:style-name="ro18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REG_AIO165_GTN_004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68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25" office:value-type="string">
            <text:p>Step 2: Show message popup</text:p>
          </table:table-cell>
          <table:table-cell table:style-name="ce125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8" office:value-type="string">
            <text:p>Message popup is shown with labels are well translated in selected language</text:p>
          </table:table-cell>
          <table:table-cell table:style-name="ce86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62"/>
          <table:table-cell table:style-name="ce89"/>
          <table:table-cell table:style-name="ce166" table:number-columns-repeated="235"/>
          <table:table-cell table:style-name="ce93" table:number-columns-repeated="9"/>
        </table:table-row>
        <table:table-row table:style-name="ro1">
          <table:table-cell table:style-name="ce93" table:number-columns-repeated="2"/>
          <table:table-cell table:style-name="ce74"/>
          <table:table-cell table:style-name="ce93" table:number-columns-repeated="5"/>
          <table:table-cell table:style-name="ce86"/>
          <table:table-cell table:style-name="ce93" table:number-columns-repeated="247"/>
        </table:table-row>
        <table:table-row table:style-name="ro1" table:number-rows-repeated="36">
          <table:table-cell table:style-name="ce93" table:number-columns-repeated="8"/>
          <table:table-cell table:style-name="ce86"/>
          <table:table-cell table:style-name="ce93" table:number-columns-repeated="247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3"/>
          <table:table-cell table:style-name="ce126"/>
          <table:table-cell table:style-name="ce127"/>
          <table:table-cell table:style-name="ce139"/>
          <table:table-cell table:style-name="ce86"/>
          <table:table-cell table:style-name="ce143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04"/>
          <table:table-cell table:style-name="ce126"/>
          <table:table-cell table:style-name="ce131"/>
          <table:table-cell table:style-name="ce139"/>
          <table:table-cell table:style-name="ce86"/>
          <table:table-cell table:style-name="ce143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3"/>
          <table:table-cell table:style-name="ce126"/>
          <table:table-cell table:style-name="ce127"/>
          <table:table-cell table:style-name="ce139"/>
          <table:table-cell table:style-name="ce86"/>
          <table:table-cell table:style-name="ce143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4"/>
          <table:table-cell table:style-name="ce126"/>
          <table:table-cell table:style-name="ce122"/>
          <table:table-cell table:style-name="ce139"/>
          <table:table-cell table:style-name="ce86"/>
          <table:table-cell table:style-name="ce143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4"/>
          <table:table-cell table:style-name="ce126"/>
          <table:table-cell table:style-name="ce131"/>
          <table:table-cell table:style-name="ce130"/>
          <table:table-cell table:style-name="ce86"/>
          <table:table-cell table:style-name="ce143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5"/>
          <table:table-cell table:style-name="ce127" table:number-columns-repeated="2"/>
          <table:table-cell table:style-name="ce130"/>
          <table:table-cell table:style-name="ce86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06"/>
          <table:table-cell table:style-name="ce127"/>
          <table:table-cell table:style-name="ce122"/>
          <table:table-cell table:style-name="ce130"/>
          <table:table-cell table:style-name="ce86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7"/>
          <table:table-cell table:style-name="ce127"/>
          <table:table-cell table:style-name="ce122"/>
          <table:table-cell table:style-name="ce130"/>
          <table:table-cell table:style-name="ce86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08"/>
          <table:table-cell table:style-name="ce127"/>
          <table:table-cell table:style-name="ce122"/>
          <table:table-cell table:style-name="ce130"/>
          <table:table-cell table:style-name="ce141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7"/>
          <table:table-cell table:style-name="ce127"/>
          <table:table-cell table:style-name="ce122"/>
          <table:table-cell table:style-name="ce130"/>
          <table:table-cell table:style-name="ce141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08"/>
          <table:table-cell table:style-name="ce127"/>
          <table:table-cell table:style-name="ce122"/>
          <table:table-cell table:style-name="ce130"/>
          <table:table-cell table:style-name="ce141"/>
          <table:table-cell table:style-name="ce144" table:number-columns-repeated="4"/>
          <table:table-cell table:style-name="ce146" table:number-columns-repeated="218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3">
          <table:table-cell table:style-name="ce94"/>
          <table:table-cell table:style-name="ce96"/>
          <table:table-cell table:style-name="ce99"/>
          <table:table-cell table:style-name="ce100"/>
          <table:table-cell table:style-name="ce110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1"/>
          <table:table-cell table:style-name="ce128"/>
          <table:table-cell table:style-name="ce132"/>
          <table:table-cell table:style-name="ce117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2"/>
          <table:table-cell table:style-name="ce128"/>
          <table:table-cell table:style-name="ce133"/>
          <table:table-cell table:style-name="ce117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2"/>
          <table:table-cell table:style-name="ce128"/>
          <table:table-cell table:style-name="ce134"/>
          <table:table-cell table:style-name="ce117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4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3" table:number-columns-repeated="224"/>
          <table:table-cell table:style-name="ce7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07"/>
          <table:table-cell table:style-name="ce127"/>
          <table:table-cell table:style-name="ce122"/>
          <table:table-cell table:style-name="ce130"/>
          <table:table-cell table:style-name="ce141"/>
          <table:table-cell table:style-name="ce144" table:number-columns-repeated="2"/>
          <table:table-cell table:style-name="ce145" table:number-columns-repeated="220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08"/>
          <table:table-cell table:style-name="ce127"/>
          <table:table-cell table:style-name="ce122"/>
          <table:table-cell table:style-name="ce130"/>
          <table:table-cell table:style-name="ce141"/>
          <table:table-cell table:style-name="ce144" table:number-columns-repeated="2"/>
          <table:table-cell table:style-name="ce145" table:number-columns-repeated="220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6" table:number-columns-repeated="222"/>
          <table:table-cell table:style-name="ce152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6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3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1"/>
          <table:table-cell table:style-name="ce112"/>
          <table:table-cell table:style-name="ce135"/>
          <table:table-cell table:style-name="ce117"/>
          <table:table-cell table:style-name="ce141"/>
          <table:table-cell table:style-name="ce147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2" table:number-columns-repeated="2"/>
          <table:table-cell table:style-name="ce135"/>
          <table:table-cell table:style-name="ce117"/>
          <table:table-cell table:style-name="ce141"/>
          <table:table-cell table:style-name="ce147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1"/>
          <table:table-cell table:style-name="ce112"/>
          <table:table-cell table:style-name="ce136"/>
          <table:table-cell table:style-name="ce117"/>
          <table:table-cell table:style-name="ce141"/>
          <table:table-cell table:style-name="ce148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2" table:number-columns-repeated="2"/>
          <table:table-cell table:style-name="ce135"/>
          <table:table-cell table:style-name="ce117"/>
          <table:table-cell table:style-name="ce141"/>
          <table:table-cell table:style-name="ce148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2" table:number-columns-repeated="3"/>
          <table:table-cell table:style-name="ce117"/>
          <table:table-cell table:style-name="ce141"/>
          <table:table-cell table:style-name="ce148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14"/>
          <table:table-cell table:style-name="ce115"/>
          <table:table-cell table:style-name="ce136"/>
          <table:table-cell table:style-name="ce117"/>
          <table:table-cell table:style-name="ce141"/>
          <table:table-cell table:style-name="ce148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15" table:number-columns-repeated="2"/>
          <table:table-cell table:style-name="ce137"/>
          <table:table-cell table:style-name="ce117"/>
          <table:table-cell table:style-name="ce141"/>
          <table:table-cell table:style-name="ce148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4"/>
          <table:table-cell table:style-name="ce100"/>
          <table:table-cell table:style-name="ce109"/>
          <table:table-cell table:style-name="ce127"/>
          <table:table-cell table:style-name="ce122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10"/>
          <table:table-cell table:style-name="ce127"/>
          <table:table-cell table:style-name="ce110"/>
          <table:table-cell table:style-name="ce130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1"/>
          <table:table-cell table:style-name="ce116"/>
          <table:table-cell table:style-name="ce127"/>
          <table:table-cell table:style-name="ce122"/>
          <table:table-cell table:style-name="ce130"/>
          <table:table-cell table:style-name="ce141"/>
          <table:table-cell table:style-name="ce149" table:number-columns-repeated="3"/>
          <table:table-cell table:style-name="ce150" table:number-columns-repeated="219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1"/>
          <table:table-cell table:style-name="ce117" table:number-columns-repeated="3"/>
          <table:table-cell table:style-name="ce119"/>
          <table:table-cell table:style-name="ce141"/>
          <table:table-cell table:style-name="ce149" table:number-columns-repeated="3"/>
          <table:table-cell table:style-name="ce150" table:number-columns-repeated="219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8"/>
          <table:table-cell table:style-name="ce129"/>
          <table:table-cell table:style-name="ce110"/>
          <table:table-cell table:style-name="ce140"/>
          <table:table-cell table:style-name="ce141"/>
          <table:table-cell table:style-name="ce150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9" table:number-columns-repeated="3"/>
          <table:table-cell table:style-name="ce117"/>
          <table:table-cell table:style-name="ce141"/>
          <table:table-cell table:style-name="ce151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6"/>
          <table:table-cell table:style-name="ce117"/>
          <table:table-cell table:style-name="ce110"/>
          <table:table-cell table:style-name="ce130"/>
          <table:table-cell table:style-name="ce141"/>
          <table:table-cell table:style-name="ce151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7" table:number-columns-repeated="4"/>
          <table:table-cell table:style-name="ce141"/>
          <table:table-cell table:style-name="ce151" table:number-columns-repeated="222"/>
          <table:table-cell table:style-name="ce152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6"/>
          <table:table-cell table:style-name="ce117"/>
          <table:table-cell table:style-name="ce110"/>
          <table:table-cell table:style-name="ce130"/>
          <table:table-cell table:style-name="ce141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7" table:number-columns-repeated="4"/>
          <table:table-cell table:style-name="ce141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7" table:number-columns-repeated="4"/>
          <table:table-cell table:style-name="ce141"/>
          <table:table-cell table:style-name="ce153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6"/>
          <table:table-cell table:style-name="ce117"/>
          <table:table-cell table:style-name="ce110"/>
          <table:table-cell table:style-name="ce130"/>
          <table:table-cell table:style-name="ce141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7" table:number-columns-repeated="4"/>
          <table:table-cell table:style-name="ce141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1"/>
          <table:table-cell table:style-name="ce117" table:number-columns-repeated="4"/>
          <table:table-cell table:style-name="ce141"/>
          <table:table-cell table:style-name="ce153" table:number-columns-repeated="225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4"/>
          <table:table-cell table:style-name="ce100"/>
          <table:table-cell table:style-name="ce120"/>
          <table:table-cell table:style-name="ce127"/>
          <table:table-cell table:style-name="ce110"/>
          <table:table-cell table:style-name="ce130"/>
          <table:table-cell table:style-name="ce141"/>
          <table:table-cell table:style-name="ce154"/>
          <table:table-cell table:style-name="ce153" table:number-columns-repeated="224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10"/>
          <table:table-cell table:style-name="ce127"/>
          <table:table-cell table:style-name="ce110"/>
          <table:table-cell table:style-name="ce130"/>
          <table:table-cell table:style-name="ce141"/>
          <table:table-cell table:style-name="ce155"/>
          <table:table-cell table:style-name="ce73" table:number-columns-repeated="224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21"/>
          <table:table-cell table:style-name="ce127"/>
          <table:table-cell table:style-name="ce122"/>
          <table:table-cell table:style-name="ce130"/>
          <table:table-cell table:style-name="ce141"/>
          <table:table-cell table:style-name="ce155"/>
          <table:table-cell table:style-name="ce73" table:number-columns-repeated="224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22"/>
          <table:table-cell table:style-name="ce127"/>
          <table:table-cell table:style-name="ce122"/>
          <table:table-cell table:style-name="ce130"/>
          <table:table-cell table:style-name="ce141"/>
          <table:table-cell table:style-name="ce155"/>
          <table:table-cell table:style-name="ce73" table:number-columns-repeated="224"/>
          <table:table-cell table:number-columns-repeated="22"/>
        </table:table-row>
        <table:table-row table:style-name="ro1">
          <table:table-cell table:style-name="ce94"/>
          <table:table-cell table:style-name="ce97"/>
          <table:table-cell table:style-name="ce99"/>
          <table:table-cell table:style-name="ce100"/>
          <table:table-cell table:style-name="ce123"/>
          <table:table-cell table:style-name="ce130"/>
          <table:table-cell table:style-name="ce124"/>
          <table:table-cell table:style-name="ce130"/>
          <table:table-cell table:style-name="ce141"/>
          <table:table-cell table:style-name="ce155"/>
          <table:table-cell table:style-name="ce73" table:number-columns-repeated="224"/>
          <table:table-cell table:number-columns-repeated="22"/>
        </table:table-row>
        <table:table-row table:style-name="ro1">
          <table:table-cell table:style-name="ce94"/>
          <table:table-cell table:style-name="ce97"/>
          <table:table-cell table:style-name="ce99"/>
          <table:table-cell table:style-name="ce100"/>
          <table:table-cell table:style-name="ce124"/>
          <table:table-cell table:style-name="ce130"/>
          <table:table-cell table:style-name="ce124"/>
          <table:table-cell table:style-name="ce130"/>
          <table:table-cell table:style-name="ce141"/>
          <table:table-cell table:style-name="ce156"/>
          <table:table-cell table:style-name="ce145" table:number-columns-repeated="221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7"/>
          <table:table-cell table:style-name="ce99"/>
          <table:table-cell table:style-name="ce100"/>
          <table:table-cell table:style-name="ce124"/>
          <table:table-cell table:style-name="ce130"/>
          <table:table-cell table:style-name="ce122"/>
          <table:table-cell table:style-name="ce124"/>
          <table:table-cell table:style-name="ce141"/>
          <table:table-cell table:style-name="ce156"/>
          <table:table-cell table:style-name="ce145" table:number-columns-repeated="221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21"/>
          <table:table-cell table:style-name="ce127"/>
          <table:table-cell table:style-name="ce122"/>
          <table:table-cell table:style-name="ce130"/>
          <table:table-cell table:style-name="ce141"/>
          <table:table-cell table:style-name="ce156"/>
          <table:table-cell table:style-name="ce145" table:number-columns-repeated="221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22"/>
          <table:table-cell table:style-name="ce127"/>
          <table:table-cell table:style-name="ce110"/>
          <table:table-cell table:style-name="ce130"/>
          <table:table-cell table:style-name="ce141"/>
          <table:table-cell table:style-name="ce156"/>
          <table:table-cell table:style-name="ce145" table:number-columns-repeated="221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6"/>
          <table:table-cell table:style-name="ce99"/>
          <table:table-cell table:style-name="ce100"/>
          <table:table-cell table:style-name="ce121"/>
          <table:table-cell table:style-name="ce127"/>
          <table:table-cell table:style-name="ce110"/>
          <table:table-cell table:style-name="ce130"/>
          <table:table-cell table:style-name="ce141"/>
          <table:table-cell table:style-name="ce157"/>
          <table:table-cell table:style-name="ce163" table:number-columns-repeated="221"/>
          <table:table-cell table:style-name="ce167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6"/>
          <table:table-cell table:style-name="ce99"/>
          <table:table-cell table:style-name="ce100"/>
          <table:table-cell table:style-name="ce122"/>
          <table:table-cell table:style-name="ce127"/>
          <table:table-cell table:style-name="ce122"/>
          <table:table-cell table:style-name="ce130"/>
          <table:table-cell table:style-name="ce141"/>
          <table:table-cell table:style-name="ce157"/>
          <table:table-cell table:style-name="ce163" table:number-columns-repeated="221"/>
          <table:table-cell table:style-name="ce167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21"/>
          <table:table-cell table:style-name="ce127"/>
          <table:table-cell table:style-name="ce122"/>
          <table:table-cell table:style-name="ce130"/>
          <table:table-cell table:style-name="ce141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22" table:number-columns-repeated="3"/>
          <table:table-cell table:style-name="ce130"/>
          <table:table-cell table:style-name="ce141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3" table:number-columns-repeated="3"/>
          <table:table-cell table:number-columns-repeated="22"/>
        </table:table-row>
        <table:table-row table:style-name="ro1">
          <table:table-cell table:style-name="ce94"/>
          <table:table-cell table:style-name="ce95"/>
          <table:table-cell table:style-name="ce99"/>
          <table:table-cell table:style-name="ce100"/>
          <table:table-cell table:style-name="ce121"/>
          <table:table-cell table:style-name="ce127"/>
          <table:table-cell table:style-name="ce110"/>
          <table:table-cell table:style-name="ce130"/>
          <table:table-cell table:style-name="ce141"/>
          <table:table-cell table:style-name="ce158"/>
          <table:table-cell table:style-name="ce144" table:number-columns-repeated="2"/>
          <table:table-cell table:style-name="ce145" table:number-columns-repeated="219"/>
          <table:table-cell table:style-name="ce73" table:number-columns-repeated="3"/>
          <table:table-cell table:number-columns-repeated="22"/>
        </table:table-row>
        <table:table-row table:style-name="ro1" table:number-rows-repeated="2">
          <table:table-cell table:style-name="ce94"/>
          <table:table-cell table:style-name="ce95"/>
          <table:table-cell table:style-name="ce99"/>
          <table:table-cell table:style-name="ce100"/>
          <table:table-cell table:style-name="ce122"/>
          <table:table-cell table:style-name="ce127" table:number-columns-repeated="3"/>
          <table:table-cell table:style-name="ce141"/>
          <table:table-cell table:style-name="ce145" table:number-columns-repeated="222"/>
          <table:table-cell table:style-name="ce73" table:number-columns-repeated="3"/>
          <table:table-cell table:number-columns-repeated="22"/>
        </table:table-row>
        <table:table-row table:style-name="ro1">
          <table:table-cell/>
          <table:table-cell table:style-name="ce98" table:number-columns-repeated="2"/>
          <table:table-cell table:style-name="ce102" table:number-columns-repeated="5"/>
          <table:table-cell table:style-name="ce142"/>
          <table:table-cell table:style-name="ce152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8" table:number-columns-repeated="2"/>
          <table:table-cell table:style-name="ce102" table:number-columns-repeated="5"/>
          <table:table-cell table:style-name="ce142"/>
          <table:table-cell table:style-name="ce73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3" table:number-columns-repeated="2"/>
          <table:table-cell table:style-name="ce77" table:number-columns-repeated="5"/>
          <table:table-cell table:style-name="ce84"/>
          <table:table-cell table:style-name="ce73" table:number-columns-repeated="225"/>
          <table:table-cell table:number-columns-repeated="22"/>
        </table:table-row>
        <table:table-row table:style-name="ro1" table:number-rows-repeated="10483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style-name="ce85"/>
          <table:table-cell/>
          <table:table-cell table:style-name="ce87" office:value-type="string">
            <text:p>Passed</text:p>
          </table:table-cell>
          <table:table-cell table:style-name="ce87" table:formula="of:=COUNTIF([.L$7:.L$973];[.$L1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73];[.$L2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73];[.$L3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2" table:formula="of:=MAX([.A7:.A956])" office:value-type="float" office:value="9" table:number-columns-spanned="3" table:number-rows-spanned="1">
            <text:p>9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73];[.$L4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7" table:formula="of:=COUNTIF([.L$7:.L$973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</table:table-row>
        <table:table-row table:style-name="ro18">
          <table:table-cell table:style-name="ce61" office:value-type="float" office:value="1">
            <text:p>001</text:p>
          </table:table-cell>
          <table:table-cell table:style-name="ce67" office:value-type="string">
            <text:p>REG_AIO166_GTN_001</text:p>
          </table:table-cell>
          <table:table-cell table:style-name="ce74" office:value-type="float" office:value="1">
            <text:p>001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78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1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6_GTN_0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REG_AIO166_GTN_0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6_GTN_0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REG_AIO166_GTN_0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6_GTN_0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6_GTN_001">
            <text:p>Portal/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67" office:value-type="string">
            <text:p>REG_AIO166_GTN_00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REG_AIO166_GTN_002">
            <text:p>Portal/REG_AIO166_GTN_002</text:p>
          </table:table-cell>
          <table:table-cell table:style-name="ce78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8" office:value-type="string">
            <text:p>REG_AIO166_GTN_002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8" office:value-type="string">
            <text:p>REG_AIO166_GTN_002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REG_AIO166_GTN_002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number-columns-repeated="245"/>
        </table:table-row>
        <table:table-row table:style-name="ro10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8" office:value-type="string">
            <text:p>REG_AIO166_GTN_002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REG_AIO166_GTN_002">
            <text:p>Portal/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67" office:value-type="string">
            <text:p>REG_AIO166_GTN_0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REG_AIO166_GTN_003">
            <text:p>Portal/REG_AIO166_GTN_003</text:p>
          </table:table-cell>
          <table:table-cell table:style-name="ce78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8" office:value-type="string">
            <text:p>REG_AIO166_GTN_003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8" office:value-type="string">
            <text:p>REG_AIO166_GTN_003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8" office:value-type="string">
            <text:p>REG_AIO166_GTN_003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8" office:value-type="string">
            <text:p>REG_AIO166_GTN_003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REG_AIO166_GTN_003">
            <text:p>Portal/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67" office:value-type="string">
            <text:p>REG_AIO166_GTN_004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Portal&quot;;&quot;/&quot;;[.B23])" office:value-type="string" office:string-value="Portal/REG_AIO166_GTN_004">
            <text:p>Portal/REG_AIO166_GTN_004</text:p>
          </table:table-cell>
          <table:table-cell table:style-name="ce78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8" office:value-type="string">
            <text:p>REG_AIO166_GTN_004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8" office:value-type="string">
            <text:p>REG_AIO166_GTN_004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_AIO166_GTN_004">
            <text:p>Portal/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6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67" office:value-type="string">
            <text:p>REG_AIO166_GTN_005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_AIO166_GTN_005">
            <text:p>Portal/REG_AIO166_GTN_005</text:p>
          </table:table-cell>
          <table:table-cell table:style-name="ce78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006</text:p>
          </table:table-cell>
          <table:table-cell table:style-name="ce68" office:value-type="string">
            <text:p>REG_AIO166_GTN_005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49" table:formula="of:=CONCATENATE(&quot;Portal&quot;;&quot;/&quot;;[.B31])" office:value-type="string" office:string-value="Portal/REG_AIO166_GTN_005">
            <text:p>Portal/REG_AIO166_GTN_005</text:p>
          </table:table-cell>
          <table:table-cell table:style-name="ce78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49" table:formula="of:=CONCATENATE(&quot;Portal&quot;;&quot;/&quot;;[.B32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8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49" table:formula="of:=CONCATENATE(&quot;Portal&quot;;&quot;/&quot;;[.B33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8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CONCATENATE(&quot;Portal&quot;;&quot;/&quot;;[.B34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8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8" office:value-type="string">
            <text:p>REG_AIO166_GTN_005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CONCATENATE(&quot;Portal&quot;;&quot;/&quot;;[.B35])" office:value-type="string" office:string-value="Portal/REG_AIO166_GTN_005">
            <text:p>Portal/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61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007</text:p>
          </table:table-cell>
          <table:table-cell table:style-name="ce67" office:value-type="string">
            <text:p>REG_AIO166_GTN_006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36])" office:value-type="string" office:string-value="Portal/REG_AIO166_GTN_006">
            <text:p>Portal/REG_AIO166_GTN_006</text:p>
          </table:table-cell>
          <table:table-cell table:style-name="ce78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10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8" office:value-type="string">
            <text:p>REG_AIO166_GTN_006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Portal&quot;;&quot;/&quot;;[.B37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number-columns-repeated="245"/>
        </table:table-row>
        <table:table-row table:style-name="ro17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8" office:value-type="string">
            <text:p>REG_AIO166_GTN_006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Portal&quot;;&quot;/&quot;;[.B38])" office:value-type="string" office:string-value="Portal/REG_AIO166_GTN_006">
            <text:p>Portal/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8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67" office:value-type="string">
            <text:p>REG_AIO166_GTN_007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REG_AIO166_GTN_007">
            <text:p>Portal/REG_AIO166_GTN_007</text:p>
          </table:table-cell>
          <table:table-cell table:style-name="ce78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number-columns-repeated="245"/>
        </table:table-row>
        <table:table-row table:style-name="ro1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8" office:value-type="string">
            <text:p>REG_AIO166_GTN_007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Portal&quot;;&quot;/&quot;;[.B40])" office:value-type="string" office:string-value="Portal/REG_AIO166_GTN_007">
            <text:p>Portal/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61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009</text:p>
          </table:table-cell>
          <table:table-cell table:style-name="ce67" office:value-type="string">
            <text:p>REG_AIO166_GTN_008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41])" office:value-type="string" office:string-value="Portal/REG_AIO166_GTN_008">
            <text:p>Portal/REG_AIO166_GTN_008</text:p>
          </table:table-cell>
          <table:table-cell table:style-name="ce78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number-columns-repeated="245"/>
        </table:table-row>
        <table:table-row table:style-name="ro1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8" office:value-type="string">
            <text:p>REG_AIO166_GTN_008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CONCATENATE(&quot;Portal&quot;;&quot;/&quot;;[.B42])" office:value-type="string" office:string-value="Portal/REG_AIO166_GTN_008">
            <text:p>Portal/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style-name="ce85"/>
          <table:table-cell/>
          <table:table-cell table:style-name="ce87" office:value-type="string">
            <text:p>Passed</text:p>
          </table:table-cell>
          <table:table-cell table:style-name="ce87" table:formula="of:=COUNTIF([.L$7:.L$959];[.$L1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4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2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59];[.$L2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5"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59];[.$L3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2" table:formula="of:=MAX([.A7:.A942])" office:value-type="float" office:value="2" table:number-columns-spanned="3" table:number-rows-spanned="1">
            <text:p>2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59];[.$L4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4"/>
          <table:table-cell table:number-columns-repeated="2"/>
          <table:table-cell office:value-type="string">
            <text:p>N/A</text:p>
          </table:table-cell>
          <table:table-cell table:style-name="ce87" table:formula="of:=COUNTIF([.L$7:.L$959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</table:table-row>
        <table:table-row table:style-name="ro11">
          <table:table-cell table:style-name="ce61" office:value-type="float" office:value="1">
            <text:p>001</text:p>
          </table:table-cell>
          <table:table-cell table:style-name="ce67" office:value-type="string">
            <text:p>REG_AIO167_GTN_00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7_GTN_001">
            <text:p>Portal/REG_AIO167_GTN_001</text:p>
          </table:table-cell>
          <table:table-cell table:style-name="ce78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number-columns-repeated="245"/>
        </table:table-row>
        <table:table-row table:style-name="ro16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REG_AIO167_GTN_0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7_GTN_001">
            <text:p>Portal/REG_AIO167_GTN_001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7" office:value-type="string">
            <text:p>REG_AIO167_GTN_00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_AIO167_GTN_002">
            <text:p>Portal/REG_AIO167_GTN_002</text:p>
          </table:table-cell>
          <table:table-cell table:style-name="ce78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REG_AIO167_GTN_0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REG_AIO167_GTN_0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number-columns-repeated="245"/>
        </table:table-row>
        <table:table-row table:style-name="ro16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REG_AIO167_GTN_002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_AIO167_GTN_002">
            <text:p>Portal/REG_AIO167_GTN_002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104851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ce65"/>
        <table:table-column table:style-name="co8" table:default-cell-style-name="ce69"/>
        <table:table-column table:style-name="co8" table:number-columns-repeated="2" table:default-cell-style-name="ce75"/>
        <table:table-column table:style-name="co8" table:default-cell-style-name="Default"/>
        <table:table-column table:style-name="co8" table:number-columns-repeated="2" table:default-cell-style-name="ce75"/>
        <table:table-column table:style-name="co8" table:default-cell-style-name="ce82"/>
        <table:table-column table:style-name="co8" table:number-columns-repeated="2" table:default-cell-style-name="Default"/>
        <table:table-column table:style-name="co8" table:number-columns-repeated="4" table:default-cell-style-name="ce87"/>
        <table:table-column table:style-name="co8" table:number-columns-repeated="215" table:default-cell-style-name="ce85"/>
        <table:table-column table:style-name="co8" table:number-columns-repeated="4" table:default-cell-style-name="ce73"/>
        <table:table-column table:style-name="co8" table:number-columns-repeated="21" table:default-cell-style-name="Default"/>
        <table:table-row table:style-name="ro12">
          <table:table-cell/>
          <table:table-cell table:style-name="ce63" office:value-type="string">
            <text:p>TEST CASES</text:p>
          </table:table-cell>
          <table:table-cell table:number-columns-repeated="7"/>
          <table:table-cell table:style-name="ce85"/>
          <table:table-cell/>
          <table:table-cell office:value-type="string">
            <text:p>Passed</text:p>
          </table:table-cell>
          <table:table-cell table:formula="of:=COUNTIF([.L$7:.L$957];[.$L1])" office:value-type="float" office:value="0">
            <text:p>0</text:p>
          </table:table-cell>
          <table:table-cell table:number-columns-repeated="242"/>
        </table:table-row>
        <table:table-row table:style-name="ro12">
          <table:table-cell/>
          <table:table-cell table:style-name="ce64"/>
          <table:table-cell table:style-name="ce70"/>
          <table:table-cell table:number-columns-repeated="8"/>
          <table:table-cell office:value-type="string">
            <text:p>Failed</text:p>
          </table:table-cell>
          <table:table-cell table:formula="of:=COUNTIF([.L$7:.L$957];[.$L2])" office:value-type="float" office:value="0">
            <text:p>0</text:p>
          </table:table-cell>
          <table:table-cell table:number-columns-repeated="242"/>
        </table:table-row>
        <table:table-row table:style-name="ro13">
          <table:table-cell/>
          <table:table-cell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office:value-type="string">
            <text:p>Blocked</text:p>
          </table:table-cell>
          <table:table-cell table:formula="of:=COUNTIF([.L$7:.L$957];[.$L3])" office:value-type="float" office:value="0">
            <text:p>0</text:p>
          </table:table-cell>
          <table:table-cell table:number-columns-repeated="242"/>
        </table:table-row>
        <table:table-row table:style-name="ro14">
          <table:table-cell/>
          <table:table-cell office:value-type="string">
            <text:p>Total Main Cases:</text:p>
          </table:table-cell>
          <table:table-cell table:style-name="ce72" table:formula="of:=MAX([.A7:.A940])" office:value-type="float" office:value="0" table:number-columns-spanned="3" table:number-rows-spanned="1">
            <text:p>0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3"/>
          <table:table-cell table:number-columns-repeated="2"/>
          <table:table-cell table:style-name="ce88" office:value-type="string">
            <text:p>Untested</text:p>
          </table:table-cell>
          <table:table-cell table:formula="of:=COUNTIF([.L$7:.L$957];[.$L4])" office:value-type="float" office:value="0">
            <text:p>0</text:p>
          </table:table-cell>
          <table:table-cell table:number-columns-repeated="242"/>
        </table:table-row>
        <table:table-row table:style-name="ro12">
          <table:table-cell/>
          <table:table-cell table:style-name="ce66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4"/>
          <table:table-cell table:number-columns-repeated="2"/>
          <table:table-cell table:style-name="Default" office:value-type="string">
            <text:p>N/A</text:p>
          </table:table-cell>
          <table:table-cell table:formula="of:=COUNTIF([.L$7:.L$957];[.$L5])" office:value-type="float" office:value="0">
            <text:p>0</text:p>
          </table:table-cell>
          <table:table-cell table:number-columns-repeated="2"/>
          <table:table-cell table:style-name="ce73" table:number-columns-repeated="215"/>
          <table:table-cell table:number-columns-repeated="25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default-cell-style-name="ce61"/>
        <table:table-column table:style-name="co8" table:default-cell-style-name="ce68"/>
        <table:table-column table:style-name="co8" table:default-cell-style-name="ce74"/>
        <table:table-column table:style-name="co8" table:default-cell-style-name="ce49"/>
        <table:table-column table:style-name="co33" table:default-cell-style-name="ce78"/>
        <table:table-column table:style-name="co33" table:number-columns-repeated="3" table:default-cell-style-name="ce49"/>
        <table:table-column table:style-name="co8" table:number-columns-repeated="2" table:default-cell-style-name="ce49"/>
        <table:table-column table:style-name="co8" table:number-columns-repeated="245" table:default-cell-style-name="Default"/>
        <table:table-row table:style-name="ro12">
          <table:table-cell table:style-name="Default"/>
          <table:table-cell table:style-name="ce63" office:value-type="string">
            <text:p>TEST CASES</text:p>
          </table:table-cell>
          <table:table-cell table:style-name="ce69"/>
          <table:table-cell table:style-name="ce75" table:number-columns-repeated="2"/>
          <table:table-cell table:style-name="Default"/>
          <table:table-cell table:style-name="ce75" table:number-columns-repeated="2"/>
          <table:table-cell table:style-name="ce82"/>
          <table:table-cell table:style-name="ce85"/>
          <table:table-cell/>
          <table:table-cell table:style-name="ce87" office:value-type="string">
            <text:p>Passed</text:p>
          </table:table-cell>
          <table:table-cell table:style-name="ce87" table:formula="of:=COUNTIF([.L$7:.L$959];[.$L1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 table:style-name="Default"/>
          <table:table-cell table:style-name="ce64"/>
          <table:table-cell table:style-name="ce70"/>
          <table:table-cell table:style-name="ce75" table:number-columns-repeated="2"/>
          <table:table-cell table:style-name="Default"/>
          <table:table-cell table:style-name="ce75" table:number-columns-repeated="2"/>
          <table:table-cell table:style-name="ce82"/>
          <table:table-cell table:style-name="Default"/>
          <table:table-cell/>
          <table:table-cell table:style-name="ce87" office:value-type="string">
            <text:p>Failed</text:p>
          </table:table-cell>
          <table:table-cell table:style-name="ce87" table:formula="of:=COUNTIF([.L$7:.L$959];[.$L2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 table:style-name="Default"/>
          <table:table-cell table:style-name="ce65" office:value-type="string">
            <text:p>Function List:</text:p>
          </table:table-cell>
          <table:table-cell table:style-name="ce71" office:value-type="string" table:number-columns-spanned="3" table:number-rows-spanned="1">
            <text:p>Bugs on Portal 2.5.x for regression test</text:p>
          </table:table-cell>
          <table:covered-table-cell table:style-name="ce76"/>
          <table:covered-table-cell table:style-name="ce72"/>
          <table:table-cell table:style-name="Default"/>
          <table:table-cell table:style-name="ce80"/>
          <table:table-cell table:style-name="ce81"/>
          <table:table-cell table:style-name="ce83"/>
          <table:table-cell table:style-name="Default"/>
          <table:table-cell/>
          <table:table-cell table:style-name="ce87" office:value-type="string">
            <text:p>Blocked</text:p>
          </table:table-cell>
          <table:table-cell table:style-name="ce87" table:formula="of:=COUNTIF([.L$7:.L$959];[.$L3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 table:style-name="Default"/>
          <table:table-cell table:style-name="ce65" office:value-type="string">
            <text:p>Total Main Cases:</text:p>
          </table:table-cell>
          <table:table-cell table:style-name="ce72" table:formula="of:=MAX([.A7:.A942])" office:value-type="float" office:value="3" table:number-columns-spanned="3" table:number-rows-spanned="1">
            <text:p>3</text:p>
          </table:table-cell>
          <table:covered-table-cell table:style-name="ce76"/>
          <table:covered-table-cell table:style-name="ce72"/>
          <table:table-cell table:style-name="Default"/>
          <table:table-cell table:style-name="ce80"/>
          <table:table-cell table:style-name="ce81"/>
          <table:table-cell table:style-name="ce83"/>
          <table:table-cell table:style-name="Default"/>
          <table:table-cell/>
          <table:table-cell table:style-name="ce88" office:value-type="string">
            <text:p>Untested</text:p>
          </table:table-cell>
          <table:table-cell table:style-name="ce87" table:formula="of:=COUNTIF([.L$7:.L$959];[.$L4])" office:value-type="float" office:value="0">
            <text:p>0</text:p>
          </table:table-cell>
          <table:table-cell table:style-name="ce87" table:number-columns-repeated="2"/>
          <table:table-cell table:style-name="ce85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 table:style-name="Default"/>
          <table:table-cell table:style-name="ce66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4"/>
          <table:table-cell table:style-name="Default"/>
          <table:table-cell/>
          <table:table-cell office:value-type="string">
            <text:p>N/A</text:p>
          </table:table-cell>
          <table:table-cell table:style-name="ce87" table:formula="of:=COUNTIF([.L$7:.L$959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90" table:number-columns-repeated="7"/>
          <table:table-cell table:style-name="ce91" table:number-columns-repeated="211"/>
          <table:table-cell table:style-name="ce84" table:number-columns-repeated="4"/>
          <table:table-cell table:style-name="ce92" table:number-columns-repeated="21"/>
        </table:table-row>
        <table:table-row table:style-name="ro11">
          <table:table-cell office:value-type="float" office:value="1">
            <text:p>001</text:p>
          </table:table-cell>
          <table:table-cell table:style-name="ce67" office:value-type="string">
            <text:p>REG_AIO169_GTN_001</text:p>
          </table:table-cell>
          <table:table-cell office:value-type="float" office:value="1">
            <text:p>001</text:p>
          </table:table-cell>
          <table:table-cell table:style-name="ce78" table:formula="of:=[.B7]" office:value-type="string" office:string-value="REG_AIO169_GTN_001">
            <text:p>REG_AIO169_GTN_001</text:p>
          </table:table-cell>
          <table:table-cell office:value-type="string">
            <text:p>Check if can copy/paste node on navigation several times in the same location</text:p>
          </table:table-cell>
          <table:table-cell office:value-type="string">
            <text:p>Step 1: Show Edit navigation form</text:p>
          </table:table-cell>
          <table:table-cell office:value-type="string">
            <text:p>- Login by admin</text:p>
            <text:p>- Go to Sites Editor/Edit navigation</text:p>
          </table:table-cell>
          <table:table-cell office:value-type="string">
            <text:p>Edit navigation form is shown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AIO169_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office:value-type="string">
            <text:p>Step 2: Copy &amp; paste node</text:p>
          </table:table-cell>
          <table:table-cell office:value-type="string">
            <text:p>- Select 1 navigation</text:p>
            <text:p>- Add &amp; copy/paste nodes with same name in the same location</text:p>
          </table:table-cell>
          <table:table-cell office:value-type="string">
            <text:p>Copy/paste is done, The second node name can be like this news[1], the third news[2]....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244"/>
        </table:table-row>
        <table:table-row table:style-name="ro1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REG_AIO169_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formula="of:=[.B9]" office:value-type="string" office:string-value="REG_AIO169_GTN_001">
            <text:p>REG_AIO169_GTN_001</text:p>
          </table:table-cell>
          <table:table-cell office:value-type="string">
            <text:p>Check if can cut/paste node on navigation several times in the same location</text:p>
          </table:table-cell>
          <table:table-cell office:value-type="string">
            <text:p>Step 1: Show Edit navigation form</text:p>
          </table:table-cell>
          <table:table-cell office:value-type="string">
            <text:p>- Login by admin</text:p>
            <text:p>- Go to Sites Editor/Edit navigation</text:p>
          </table:table-cell>
          <table:table-cell office:value-type="string">
            <text:p>Edit navigation form is shown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AIO169_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office:value-type="string">
            <text:p>Step 2: Copy &amp; paste node</text:p>
          </table:table-cell>
          <table:table-cell office:value-type="string">
            <text:p>- Select 1 navigation</text:p>
            <text:p>- Add &amp; cut/paste nodes with same name in the same location</text:p>
          </table:table-cell>
          <table:table-cell office:value-type="string">
            <text:p>Cut/paste is done, The second node name can be like this news[1], the third news[2]....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244"/>
        </table:table-row>
        <table:table-row table:style-name="ro1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REG_AIO169_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formula="of:=[.B11]" office:value-type="string" office:string-value="REG_AIO169_GTN_001">
            <text:p>REG_AIO169_GTN_001</text:p>
          </table:table-cell>
          <table:table-cell office:value-type="string">
            <text:p>Check if can clone node on navigation several times in the same location</text:p>
          </table:table-cell>
          <table:table-cell office:value-type="string">
            <text:p>Step 1: Show Edit navigation form</text:p>
          </table:table-cell>
          <table:table-cell office:value-type="string">
            <text:p>- Login by admin</text:p>
            <text:p>- Go to Sites Editor/Edit navigation</text:p>
          </table:table-cell>
          <table:table-cell office:value-type="string">
            <text:p>Edit navigation form is shown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AIO169_GTN_0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office:value-type="string">
            <text:p>Step 2: Copy &amp; paste node</text:p>
          </table:table-cell>
          <table:table-cell office:value-type="string">
            <text:p>- Select 1 navigation</text:p>
            <text:p>- Add &amp; clone nodes with same name in the same location</text:p>
          </table:table-cell>
          <table:table-cell office:value-type="string">
            <text:p>Clone is done, The second node name can be like this news[1], the third news[2]....</text:p>
          </table:table-cell>
          <table:table-cell office:value-type="string">
            <text:p>High</text:p>
          </table:table-cell>
          <table:table-cell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244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249" table:default-cell-style-name="Default"/>
        <table:table-column table:style-name="co8" table:number-columns-repeated="769" table:default-cell-style-name="Default"/>
        <table:table-row table:style-name="ro19">
          <table:table-cell table:style-name="ce169" office:value-type="string" table:number-columns-spanned="4" table:number-rows-spanned="2">
            <text:p>Portal Regression Tests List In AIO</text:p>
          </table:table-cell>
          <table:covered-table-cell table:style-name="ce169"/>
          <table:covered-table-cell table:style-name="ce169"/>
          <table:covered-table-cell table:style-name="ce180"/>
          <table:table-cell table:style-name="ce180"/>
          <table:table-cell table:style-name="ce17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9">
          <table:covered-table-cell table:style-name="ce170"/>
          <table:covered-table-cell table:style-name="ce170"/>
          <table:covered-table-cell table:style-name="ce170"/>
          <table:covered-table-cell table:style-name="ce180"/>
          <table:table-cell table:style-name="ce180"/>
          <table:covered-table-cell table:style-name="ce183"/>
          <table:table-cell table:number-columns-repeated="1018"/>
        </table:table-row>
        <table:table-row table:style-name="ro20">
          <table:table-cell table:style-name="ce171" office:value-type="string">
            <text:p>Id</text:p>
          </table:table-cell>
          <table:table-cell table:style-name="ce171" office:value-type="string">
            <text:p>Product</text:p>
          </table:table-cell>
          <table:table-cell table:style-name="ce179" office:value-type="string">
            <text:p>Functionality</text:p>
          </table:table-cell>
          <table:table-cell table:style-name="ce179" office:value-type="string">
            <text:p>Bug summary</text:p>
          </table:table-cell>
          <table:table-cell table:style-name="ce179" office:value-type="string">
            <text:p>Product bugID</text:p>
          </table:table-cell>
          <table:covered-table-cell table:style-name="ce183"/>
          <table:table-cell table:number-columns-repeated="1018"/>
        </table:table-row>
        <table:table-row table:style-name="ro1">
          <table:table-cell table:style-name="ce172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68" office:value-type="string">
            <text:p>REG_AIO161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86" office:value-type="string">
            <text:p>Portal-3435</text:p>
            <text:p>CCP-120</text:p>
          </table:table-cell>
          <table:table-cell table:style-name="ce184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8" office:value-type="string">
            <text:p>REG_AIO161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86" office:value-type="string">
            <text:p>Portal-3689</text:p>
            <text:p>CCP-122</text:p>
          </table:table-cell>
          <table:table-cell table:style-name="ce184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5</text:p>
          </table:table-cell>
          <table:covered-table-cell table:style-name="ce175"/>
          <table:covered-table-cell table:style-name="ce175"/>
          <table:covered-table-cell table:style-name="ce54"/>
          <table:covered-table-cell table:style-name="ce86"/>
          <table:covered-table-cell table:style-name="ce184"/>
          <table:table-cell table:style-name="ce174" table:number-columns-repeated="245"/>
          <table:table-cell table:number-columns-repeated="773"/>
        </table:table-row>
        <table:table-row table:style-name="ro18">
          <table:table-cell table:style-name="ce67" office:value-type="string">
            <text:p>REG_AIO165_GTN_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81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85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188"/>
          <table:table-cell table:style-name="ce176" table:number-columns-repeated="244"/>
          <table:table-cell table:style-name="ce190" table:number-columns-repeated="773"/>
        </table:table-row>
        <table:table-row table:style-name="ro11">
          <table:table-cell table:style-name="ce67" office:value-type="string">
            <text:p>REG_AIO165_GTN_002</text:p>
          </table:table-cell>
          <table:table-cell table:style-name="ce177" office:value-type="string">
            <text:p>Portal</text:p>
          </table:table-cell>
          <table:table-cell table:style-name="ce177" office:value-type="string">
            <text:p>Portal</text:p>
          </table:table-cell>
          <table:table-cell table:style-name="ce182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85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188"/>
          <table:table-cell table:style-name="ce176" table:number-columns-repeated="244"/>
          <table:table-cell table:style-name="ce190" table:number-columns-repeated="773"/>
        </table:table-row>
        <table:table-row table:style-name="ro11">
          <table:table-cell table:style-name="ce67" office:value-type="string">
            <text:p>REG_AIO165_GTN_003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156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6">CCP-366</text:span></text:p>
          </table:table-cell>
          <table:table-cell table:style-name="ce185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21">
          <table:table-cell table:style-name="ce67" office:value-type="string">
            <text:p>REG_AIO165_GTN_004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<text:span text:style-name="T10">Secours </text:span><text:span text:style-name="T10">Catholique : </text:span><text:span text:style-name="T10">Portal tickets </text:span><text:span text:style-name="T10">backport</text:span></text:p>
            <text:p><text:span text:style-name="T11">- Mandatory </text:span><text:span text:style-name="T11">textarea (*) </text:span><text:span text:style-name="T11">should be on </text:span><text:span text:style-name="T11">the right , not in </text:span><text:span text:style-name="T11">the bottom</text:span></text:p>
            <text:p><text:span text:style-name="T12">- Checkoi inh </text:span><text:span text:style-name="T12">if the max </text:span><text:span text:style-name="T12">length of </text:span><text:span text:style-name="T12">Group label is </text:span><text:span text:style-name="T12">up to 50 </text:span><text:span text:style-name="T12">characters</text:span></text:p>
            <text:p><text:span text:style-name="T12">- Check the </text:span><text:span text:style-name="T12">translation of </text:span><text:span text:style-name="T12">label in </text:span><text:span text:style-name="T12">message </text:span><text:span text:style-name="T12">popup</text:span></text:p>
          </table:table-cell>
          <table:table-cell table:style-name="ce156" office:value-type="string">
            <text:p>PORTAL-3739</text:p>
            <text:p><text:span text:style-name="T13">PORTAL-</text:span><text:span text:style-name="T14">3740</text:span></text:p>
            <text:p><text:span text:style-name="T14">Portal-3658</text:span></text:p>
            <text:p><text:span text:style-name="T14">CCP-394</text:span></text:p>
          </table:table-cell>
          <table:table-cell table:style-name="ce185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6</text:p>
          </table:table-cell>
          <table:covered-table-cell table:style-name="ce175"/>
          <table:covered-table-cell table:style-name="ce175"/>
          <table:covered-table-cell table:style-name="ce175"/>
          <table:covered-table-cell table:style-name="ce156"/>
          <table:covered-table-cell table:style-name="ce185"/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81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186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188"/>
          <table:table-cell table:style-name="ce189" table:number-columns-repeated="244"/>
          <table:table-cell table:style-name="ce190" table:number-columns-repeated="773"/>
        </table:table-row>
        <table:table-row table:style-name="ro9">
          <table:table-cell table:style-name="ce67" office:value-type="string">
            <text:p>REG_AIO166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8">CCP_391</text:span></text:p>
          </table:table-cell>
          <table:table-cell table:style-name="ce184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3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8">CCP_395</text:span></text:p>
          </table:table-cell>
          <table:table-cell table:style-name="ce184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4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8">CCP_461</text:span></text:p>
          </table:table-cell>
          <table:table-cell table:style-name="ce184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5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184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6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9">CCP_428</text:span></text:p>
          </table:table-cell>
          <table:table-cell table:style-name="ce184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7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9">CCP_464</text:span></text:p>
          </table:table-cell>
          <table:table-cell table:style-name="ce184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6_GTN_008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9">CCP_466</text:span></text:p>
          </table:table-cell>
          <table:table-cell table:style-name="ce184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174" table:number-columns-repeated="245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7</text:p>
          </table:table-cell>
          <table:covered-table-cell table:style-name="ce175"/>
          <table:covered-table-cell table:style-name="ce175"/>
          <table:covered-table-cell table:style-name="ce49"/>
          <table:covered-table-cell table:style-name="ce49"/>
          <table:covered-table-cell table:style-name="ce184"/>
          <table:table-cell table:style-name="ce174" table:number-columns-repeated="245"/>
          <table:table-cell table:number-columns-repeated="773"/>
        </table:table-row>
        <table:table-row table:style-name="ro9">
          <table:table-cell table:style-name="ce67" office:value-type="string">
            <text:p>REG_AIO167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9">CCP_499</text:span></text:p>
          </table:table-cell>
          <table:table-cell table:style-name="ce187" table:formula="of:=SUMPRODUCT((['Bugs_v1.6.7'.B$7:'Bugs_v1.6.7'.B$949]=[.$A22])*(['Bugs_v1.6.7'.A$7:'Bugs_v1.6.7'.A$949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7" office:value-type="string">
            <text:p>REG_AIO167_GTN_002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9">CCP_584</text:span></text:p>
          </table:table-cell>
          <table:table-cell table:style-name="ce187" table:formula="of:=SUMPRODUCT((['Bugs_v1.6.7'.B$7:'Bugs_v1.6.7'.B$949]=[.$A23])*(['Bugs_v1.6.7'.A$7:'Bugs_v1.6.7'.A$949]&lt;&gt;&quot;&quot;))" office:value-type="float" office:value="1">
            <text:p>1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1">
          <table:table-cell table:style-name="ce172" office:value-type="string" table:number-columns-spanned="6" table:number-rows-spanned="1">
            <text:p>V1.6.9</text:p>
          </table:table-cell>
          <table:covered-table-cell table:style-name="ce175"/>
          <table:covered-table-cell table:style-name="ce175"/>
          <table:covered-table-cell table:style-name="ce49"/>
          <table:covered-table-cell table:style-name="ce49"/>
          <table:covered-table-cell table:style-name="ce187"/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9">
          <table:table-cell table:style-name="ce67" office:value-type="string">
            <text:p>REG_AIO169_GTN_001</text:p>
          </table:table-cell>
          <table:table-cell table:style-name="ce175" office:value-type="string">
            <text:p>Portal</text:p>
          </table:table-cell>
          <table:table-cell table:style-name="ce175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9">PORTAL-</text:span><text:span text:style-name="T9">3825</text:span></text:p>
            <text:p><text:span text:style-name="T9">CCP-568</text:span></text:p>
          </table:table-cell>
          <table:table-cell table:style-name="ce187" table:formula="of:=SUMPRODUCT((['Bugs_v1.6.9'.B$7:'Bugs_v1.6.9'.B$949]=[.$A25])*(['Bugs_v1.6.9'.A$7:'Bugs_v1.6.9'.A$949]&lt;&gt;&quot;&quot;))" office:value-type="float" office:value="3">
            <text:p>3</text:p>
          </table:table-cell>
          <table:table-cell table:style-name="ce188"/>
          <table:table-cell table:style-name="ce174" table:number-columns-repeated="244"/>
          <table:table-cell table:number-columns-repeated="773"/>
        </table:table-row>
        <table:table-row table:style-name="ro1">
          <table:table-cell table:style-name="ce173" office:value-type="string" table:number-columns-spanned="5" table:number-rows-spanned="1">
            <text:p>Total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5"/>
          <table:table-cell table:style-name="ce173" table:formula="of:=SUM([.F5:.F25])" office:value-type="float" office:value="22">
            <text:p>22</text:p>
          </table:table-cell>
          <table:table-cell table:style-name="ce174" table:number-columns-repeated="245"/>
          <table:table-cell table:number-columns-repeated="773"/>
        </table:table-row>
        <table:table-row table:style-name="ro1" table:number-rows-repeated="65509">
          <table:table-cell table:style-name="ce174" table:number-columns-repeated="251"/>
          <table:table-cell table:number-columns-repeated="773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18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17T18:30:06</dc:date>
    <meta:print-date>2008-06-17T00:45:47</meta:print-date>
    <meta:editing-cycles>868</meta:editing-cycles>
    <meta:editing-duration>PT359H51M53S</meta:editing-duration>
    <dc:creator>exoplatform </dc:creator>
    <meta:document-statistic meta:table-count="9" meta:cell-count="1088" meta:object-count="1"/>
    <meta:user-defined meta:name="Info 1"/>
    <meta:user-defined meta:name="Info 2"/>
    <meta:user-defined meta:name="Info 3"/>
    <meta:user-defined meta:name="Info 4"/>
  </office:meta>
</office:document-meta>
</file>